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4.5cm" svg:height="0.962cm" svg:x="6cm" svg:y="0.538cm">
          <draw:text-box>
            <text:p>seq</text:p>
          </draw:text-box>
        </draw:frame>
        <draw:frame draw:style-name="gr1" draw:layer="layout" svg:width="1cm" svg:height="0.962cm" svg:x="3.5cm" svg:y="2.538cm">
          <draw:text-box>
            <text:p>if</text:p>
          </draw:text-box>
        </draw:frame>
        <draw:frame draw:style-name="gr1" draw:layer="layout" svg:width="2.5cm" svg:height="0.962cm" svg:x="0.5cm" svg:y="4.538cm">
          <draw:text-box>
            <text:p>x &gt; y</text:p>
          </draw:text-box>
        </draw:frame>
        <draw:frame draw:style-name="gr1" draw:layer="layout" svg:width="2.5cm" svg:height="0.962cm" svg:x="3cm" svg:y="4.538cm">
          <draw:text-box>
            <text:p>a = x</text:p>
          </draw:text-box>
        </draw:frame>
        <draw:frame draw:style-name="gr1" draw:layer="layout" svg:width="2cm" svg:height="0.962cm" svg:x="5.5cm" svg:y="4.538cm">
          <draw:text-box>
            <text:p>a = y</text:p>
          </draw:text-box>
        </draw:frame>
        <draw:line draw:style-name="gr2" draw:text-style-name="P1" draw:layer="layout" svg:x1="6cm" svg:y1="1.538cm" svg:x2="4.5cm" svg:y2="2.538cm">
          <text:p/>
        </draw:line>
        <draw:line draw:style-name="gr2" draw:text-style-name="P1" draw:layer="layout" svg:x1="3.5cm" svg:y1="3.538cm" svg:x2="2cm" svg:y2="4.538cm">
          <text:p/>
        </draw:line>
        <draw:line draw:style-name="gr2" draw:text-style-name="P1" draw:layer="layout" svg:x1="4cm" svg:y1="3.538cm" svg:x2="4cm" svg:y2="4.538cm">
          <text:p/>
        </draw:line>
        <draw:line draw:style-name="gr2" draw:text-style-name="P1" draw:layer="layout" svg:x1="4.5cm" svg:y1="3.538cm" svg:x2="6cm" svg:y2="4.538cm">
          <text:p/>
        </draw:line>
        <draw:frame draw:style-name="gr1" draw:layer="layout" svg:width="2cm" svg:height="0.962cm" svg:x="7.5cm" svg:y="2.538cm">
          <draw:text-box>
            <text:p>a * a</text:p>
          </draw:text-box>
        </draw:frame>
        <draw:line draw:style-name="gr2" draw:text-style-name="P1" draw:layer="layout" svg:x1="7.5cm" svg:y1="1.538cm" svg:x2="8.5cm" svg:y2="2.5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OBORI Ikuo</meta:initial-creator>
    <meta:creation-date>2011-01-12T22:59:14</meta:creation-date>
    <dc:date>2011-01-12T23:00:48</dc:date>
    <dc:creator>KOBORI Ikuo</dc:creator>
    <meta:editing-duration>PT00H01M34S</meta:editing-duration>
    <meta:editing-cycles>1</meta:editing-cycles>
    <meta:document-statistic meta:object-count="11"/>
    <meta:generator>OpenOffice.org/3.2$Unix OpenOffice.org_project/320m18$Build-9502</meta:generator>
  </office:meta>
</office:document-meta>
</file>